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5000001A79157FF76843B04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41fe02" officeooo:paragraph-rsid="00425fc2" style:font-size-asian="14pt" style:font-weight-asian="normal" style:font-size-complex="14pt" style:font-weight-complex="normal"/>
    </style:style>
    <style:style style:name="P5" style:family="paragraph" style:parent-style-name="Standard">
      <style:text-properties officeooo:paragraph-rsid="0047f631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4d4062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d4062" officeooo:paragraph-rsid="004dfb9f" style:font-size-asian="14pt" style:font-size-complex="14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11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425fc2"/>
    </style:style>
    <style:style style:name="T2" style:family="text">
      <style:text-properties officeooo:rsid="0046fbc1"/>
    </style:style>
    <style:style style:name="T3" style:family="text">
      <style:text-properties style:font-name="Liberation Serif" fo:font-size="14pt" fo:font-weight="normal" officeooo:rsid="00477d7f" style:font-size-asian="14pt" style:font-weight-asian="normal" style:font-size-complex="14pt" style:font-weight-complex="normal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style:font-name="Liberation Serif" fo:font-size="10pt" officeooo:rsid="004ecd54" style:font-size-asian="10pt" style:font-size-complex="10pt"/>
    </style:style>
    <style:style style:name="T6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333333" fo:letter-spacing="normal" fo:font-style="normal"/>
    </style:style>
    <style:style style:name="T8" style:family="text">
      <style:text-properties fo:font-variant="normal" fo:text-transform="none" fo:color="#333333" fo:letter-spacing="normal" fo:font-style="normal" officeooo:rsid="0049c015"/>
    </style:style>
    <style:style style:name="T9" style:family="text">
      <style:text-properties officeooo:rsid="004ecd54"/>
    </style:style>
    <style:style style:name="T10" style:family="text">
      <style:text-properties fo:font-size="10pt" officeooo:rsid="004ecd54" style:font-size-asian="10pt" style:font-size-complex="10pt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453_413504702"/>23 Editors - Properties Editor<text:span text:style-name="T9"> <text:s/>- <text:s/>Bone Tab</text:span><text:bookmark-end text:name="__RefHeading___Toc453_413504702"/></text:h>
          </table:table-cell>
        </table:table-row>
      </table:table>
      <text:p text:style-name="P7"><draw:frame draw:style-name="fr1" draw:name="Bild1" text:anchor-type="paragraph" svg:x="12.46cm" svg:y="0.566cm" svg:width="6.04cm" svg:height="7.16cm" draw:z-index="0"><draw:image xlink:href="Pictures/1000020100000165000001A79157FF76843B04F3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ecd5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23 Editors - Properties Editor - <text:s/>Bone Tab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2M7S</meta:editing-duration>
    <meta:editing-cycles>53</meta:editing-cycles>
    <meta:generator>LibreOffice/6.1.4.2$Windows_X86_64 LibreOffice_project/9d0f32d1f0b509096fd65e0d4bec26ddd1938fd3</meta:generator>
    <dc:date>2019-03-23T12:47:21.124000000</dc:date>
    <meta:document-statistic meta:table-count="1" meta:image-count="1" meta:object-count="0" meta:page-count="1" meta:paragraph-count="3" meta:word-count="22" meta:character-count="119" meta:non-whitespace-character-count="97"/>
    <meta:template xlink:type="simple" xlink:actuate="onRequest" xlink:title="standard1cm" xlink:href="../../../../AppData/Roaming/LibreOffice/4/user/template/standard1cm.ott" meta:date="2016-03-28T18:47:57.125000000"/>
  </office:meta>
</office:document-meta>
</file>